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Piroxè massiu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Hipidiomorfes en seccions prismàtiqu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Elev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 a verdós, amb taques marronoses d'hidròxids de fer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Elev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Una direcció d'exfoliació paral·lela a l'allargament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Feble i molta fracturació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2n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Obliqu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Polisintètic lamel·l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Fe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95" table:style-name="ce10">
            <text:p>9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Minerals opacs 5%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7">
            <text:p>Característiques generals del mineral</text:p>
          </table:table-cell>
          <table:table-cell office:value-type="string" table:style-name="ce5">
            <text:p>Piroxè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Idiomorfes, hipidiomorfes o al·lotriomorfes amb hàbit prismàtic i seccions basals aproximadament quadrade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De moderat a elev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9">
            <text:p>Incolor, beix i ve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Varia de nul a molt eleva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No sempre ben visibles, dues direccions que s'encreuen a uns 90º (observable en seccions basals), totes dues paral·leles a la direcció d'allargament (en seccions longitudinals només es distingeix una direcció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Uralitització (amfíbols), antigorita, clorita, epidota, biotita, talc, calcita i òpal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colors de 2n ordre tot i que poden estar emmascarats si el mineral té un color molt marca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tinció</text:p>
          </table:table-cell>
          <table:table-cell office:value-type="string" table:style-name="ce5">
            <text:p>En seccions longitudinals algunes families tenen extinció recta, es tracten d'ortopiroxens, i altres mostren extinció obliqua, s'anomenen clinopiroxens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Maclat</text:p>
          </table:table-cell>
          <table:table-cell office:value-type="string" table:style-name="ce5">
            <text:p>Només els clinopiroxens poden presentar macles polisintètiques {100} i menys comunes simple {00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Present en algunes varieta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o 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09:23:51Z</dc:date>
    <meta:editing-cycles>9</meta:editing-cycles>
    <meta:editing-duration>PT4012S</meta:editing-duration>
  </office:meta>
</office:document-meta>
</file>